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>
      <style:table-cell-properties fo:border-bottom="none" fo:background-color="#fff200" fo:border-left="0.06pt solid #000000" fo:border-right="none" fo:border-top="0.06pt solid #000000"/>
      <style:map style:condition="cell-content()=&quot;o&quot;" style:apply-style-name="Good" style:base-cell-address="Sheet1.A1"/>
    </style:style>
    <style:style style:name="ce6" style:family="table-cell" style:parent-style-name="Default">
      <style:table-cell-properties fo:border-bottom="none" fo:border-left="0.06pt solid #000000" fo:border-right="none" fo:border-top="none"/>
      <style:map style:condition="cell-content()=&quot;o&quot;" style:apply-style-name="Good" style:base-cell-address="Sheet1.A1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map style:condition="cell-content()=&quot;o&quot;" style:apply-style-name="Good" style:base-cell-address="Sheet1.A1"/>
    </style:style>
    <style:style style:name="ce8" style:family="table-cell" style:parent-style-name="Default">
      <style:map style:condition="cell-content()=&quot;o&quot;" style:apply-style-name="Good" style:base-cell-address="Sheet1.A1"/>
    </style:style>
    <style:style style:name="ce9" style:family="table-cell" style:parent-style-name="Default">
      <style:table-cell-properties fo:border-bottom="none" fo:background-color="#fff200" fo:border-left="none" fo:border-right="none" fo:border-top="0.06pt solid #000000"/>
      <style:map style:condition="cell-content()=&quot;o&quot;" style:apply-style-name="Good" style:base-cell-address="Sheet1.A1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o&quot;" style:apply-style-name="Good" style:base-cell-address="Sheet1.A1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map style:condition="cell-content()=&quot;o&quot;" style:apply-style-name="Good" style:base-cell-address="Sheet1.A1"/>
    </style:style>
    <style:style style:name="ce12" style:family="table-cell" style:parent-style-name="Default" style:data-style-name="N99">
      <style:map style:condition="cell-content()=&quot;o&quot;" style:apply-style-name="Good" style:base-cell-address="Sheet1.A1"/>
    </style:style>
    <style:style style:name="ce13" style:family="table-cell" style:parent-style-name="Default" style:data-style-name="N99">
      <style:table-cell-properties fo:border-bottom="0.06pt solid #000000" fo:border-left="none" fo:border-right="none" fo:border-top="none"/>
      <style:map style:condition="cell-content()=&quot;o&quot;" style:apply-style-name="Good" style:base-cell-address="Sheet1.A1"/>
    </style:style>
    <style:style style:name="ce14" style:family="table-cell" style:parent-style-name="Default">
      <style:table-cell-properties fo:border-bottom="none" fo:background-color="#fff200" fo:border-left="none" fo:border-right="0.06pt solid #000000" fo:border-top="0.06pt solid #000000"/>
      <style:map style:condition="cell-content()=&quot;o&quot;" style:apply-style-name="Good" style:base-cell-address="Sheet1.A1"/>
    </style:style>
    <style:style style:name="ce1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=&quot;o&quot;" style:apply-style-name="Good" style:base-cell-address="Sheet1.A1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=&quot;o&quot;" style:apply-style-name="Good" style:base-cell-address="Sheet1.A1"/>
    </style:style>
    <style:style style:name="ce17" style:family="table-cell" style:parent-style-name="Default">
      <style:table-cell-properties fo:background-color="#5983b0"/>
      <style:map style:condition="cell-content()=&quot;o&quot;" style:apply-style-name="Good" style:base-cell-address="Sheet1.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6" table:default-cell-style-name="ce8"/>
        <table:table-row table:style-name="ro1">
          <table:table-cell table:style-name="ce5" office:value-type="string" calcext:value-type="string">
            <text:p>引数個数</text:p>
          </table:table-cell>
          <table:table-cell table:style-name="ce9" office:value-type="string" calcext:value-type="string">
            <text:p>OutFile</text:p>
          </table:table-cell>
          <table:table-cell table:style-name="ce9" office:value-type="string" calcext:value-type="string">
            <text:p>WriteFlag</text:p>
          </table:table-cell>
          <table:table-cell table:style-name="ce9" office:value-type="string" calcext:value-type="string">
            <text:p>OutDir</text:p>
          </table:table-cell>
          <table:table-cell table:style-name="ce14" office:value-type="string" calcext:value-type="string">
            <text:p>OutFormat</text:p>
          </table:table-cell>
          <table:table-cell table:style-name="ce17" office:value-type="string" calcext:value-type="string">
            <text:p>標準出力</text:p>
          </table:table-cell>
          <table:table-cell table:style-name="ce17" office:value-type="string" calcext:value-type="string">
            <text:p>引数ファイル</text:p>
          </table:table-cell>
          <table:table-cell table:style-name="ce17" office:value-type="string" calcext:value-type="string">
            <text:p>OutFile</text:p>
          </table:table-cell>
          <table:table-cell table:style-name="ce17" office:value-type="string" calcext:value-type="string">
            <text:p>OutDir</text:p>
          </table:table-cell>
          <table:table-cell table:style-name="ce17" office:value-type="string" calcext:value-type="string">
            <text:p>CurrentDir</text:p>
          </table:table-cell>
          <table:table-cell/>
          <table:table-cell table:formula="of:=&quot;|&quot;&amp;COM.MICROSOFT.TEXTJOIN(&quot;|&quot;;0;[.A1:.J1])&amp;&quot;|&quot;" office:value-type="string" office:string-value="|引数個数|OutFile|WriteFlag|OutDir|OutFormat|標準出力|引数ファイル|OutFile|OutDir|CurrentDir|" calcext:value-type="string">
            <text:p>|引数個数|OutFile|WriteFlag|OutDir|OutFormat|標準出力|引数ファイル|OutFile|OutDir|CurrentDir|</text:p>
          </table:table-cell>
          <table:table-cell table:number-columns-repeated="14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2:.J2])&amp;&quot;|&quot;" office:value-type="string" office:string-value="|0|x|0|x|x|o|x|x|x|x|" calcext:value-type="string">
            <text:p>|0|x|0|x|x|o|x|x|x|x|</text:p>
          </table:table-cell>
          <table:table-cell table:number-columns-repeated="14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3:.J3])&amp;&quot;|&quot;" office:value-type="string" office:string-value="|0|x|0|x|o|o|x|x|x|x|" calcext:value-type="string">
            <text:p>|0|x|0|x|o|o|x|x|x|x|</text:p>
          </table:table-cell>
          <table:table-cell table:number-columns-repeated="14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4:.J4])&amp;&quot;|&quot;" office:value-type="string" office:string-value="|0|x|0|o|x|o|x|x|x|x|" calcext:value-type="string">
            <text:p>|0|x|0|o|x|o|x|x|x|x|</text:p>
          </table:table-cell>
          <table:table-cell table:number-columns-repeated="14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5:.J5])&amp;&quot;|&quot;" office:value-type="string" office:string-value="|0|x|0|o|o|o|x|x|x|x|" calcext:value-type="string">
            <text:p>|0|x|0|o|o|o|x|x|x|x|</text:p>
          </table:table-cell>
          <table:table-cell table:number-columns-repeated="14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6:.J6])&amp;&quot;|&quot;" office:value-type="string" office:string-value="|0|x|1|x|x|o|x|x|x|x|" calcext:value-type="string">
            <text:p>|0|x|1|x|x|o|x|x|x|x|</text:p>
          </table:table-cell>
          <table:table-cell table:number-columns-repeated="14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7:.J7])&amp;&quot;|&quot;" office:value-type="string" office:string-value="|0|x|1|x|o|o|x|x|x|x|" calcext:value-type="string">
            <text:p>|0|x|1|x|o|o|x|x|x|x|</text:p>
          </table:table-cell>
          <table:table-cell table:number-columns-repeated="14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8:.J8])&amp;&quot;|&quot;" office:value-type="string" office:string-value="|0|x|1|o|x|o|x|x|x|x|" calcext:value-type="string">
            <text:p>|0|x|1|o|x|o|x|x|x|x|</text:p>
          </table:table-cell>
          <table:table-cell table:number-columns-repeated="14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9:.J9])&amp;&quot;|&quot;" office:value-type="string" office:string-value="|0|x|1|o|o|o|x|x|x|x|" calcext:value-type="string">
            <text:p>|0|x|1|o|o|o|x|x|x|x|</text:p>
          </table:table-cell>
          <table:table-cell table:number-columns-repeated="14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10:.J10])&amp;&quot;|&quot;" office:value-type="string" office:string-value="|0|o|0|x|x|x|x|o|x|x|" calcext:value-type="string">
            <text:p>|0|o|0|x|x|x|x|o|x|x|</text:p>
          </table:table-cell>
          <table:table-cell table:number-columns-repeated="14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11:.J11])&amp;&quot;|&quot;" office:value-type="string" office:string-value="|0|o|0|x|o|x|x|o|x|x|" calcext:value-type="string">
            <text:p>|0|o|0|x|o|x|x|o|x|x|</text:p>
          </table:table-cell>
          <table:table-cell table:number-columns-repeated="14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12:.J12])&amp;&quot;|&quot;" office:value-type="string" office:string-value="|0|o|0|o|x|x|x|o|x|x|" calcext:value-type="string">
            <text:p>|0|o|0|o|x|x|x|o|x|x|</text:p>
          </table:table-cell>
          <table:table-cell table:number-columns-repeated="14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13:.J13])&amp;&quot;|&quot;" office:value-type="string" office:string-value="|0|o|0|o|o|x|x|o|x|x|" calcext:value-type="string">
            <text:p>|0|o|0|o|o|x|x|o|x|x|</text:p>
          </table:table-cell>
          <table:table-cell table:number-columns-repeated="14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14:.J14])&amp;&quot;|&quot;" office:value-type="string" office:string-value="|0|o|1|x|x|x|x|o|x|x|" calcext:value-type="string">
            <text:p>|0|o|1|x|x|x|x|o|x|x|</text:p>
          </table:table-cell>
          <table:table-cell table:number-columns-repeated="14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15:.J15])&amp;&quot;|&quot;" office:value-type="string" office:string-value="|0|o|1|x|o|x|x|o|x|x|" calcext:value-type="string">
            <text:p>|0|o|1|x|o|x|x|o|x|x|</text:p>
          </table:table-cell>
          <table:table-cell table:number-columns-repeated="14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16:.J16])&amp;&quot;|&quot;" office:value-type="string" office:string-value="|0|o|1|o|x|x|x|o|x|x|" calcext:value-type="string">
            <text:p>|0|o|1|o|x|x|x|o|x|x|</text:p>
          </table:table-cell>
          <table:table-cell table:number-columns-repeated="14"/>
        </table:table-row>
        <table:table-row table:style-name="ro2"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17:.J17])&amp;&quot;|&quot;" office:value-type="string" office:string-value="|0|o|1|o|o|x|x|o|x|x|" calcext:value-type="string">
            <text:p>|0|o|1|o|o|x|x|o|x|x|</text:p>
          </table:table-cell>
          <table:table-cell table:number-columns-repeated="1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18:.J18])&amp;&quot;|&quot;" office:value-type="string" office:string-value="|1|x|0|x|x|o|x|x|x|x|" calcext:value-type="string">
            <text:p>|1|x|0|x|x|o|x|x|x|x|</text:p>
          </table:table-cell>
          <table:table-cell table:number-columns-repeated="1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19:.J19])&amp;&quot;|&quot;" office:value-type="string" office:string-value="|1|x|0|x|o|o|x|x|x|x|" calcext:value-type="string">
            <text:p>|1|x|0|x|o|o|x|x|x|x|</text:p>
          </table:table-cell>
          <table:table-cell table:number-columns-repeated="1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20:.J20])&amp;&quot;|&quot;" office:value-type="string" office:string-value="|1|x|0|o|x|o|x|x|x|x|" calcext:value-type="string">
            <text:p>|1|x|0|o|x|o|x|x|x|x|</text:p>
          </table:table-cell>
          <table:table-cell table:number-columns-repeated="1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21:.J21])&amp;&quot;|&quot;" office:value-type="string" office:string-value="|1|x|0|o|o|o|x|x|x|x|" calcext:value-type="string">
            <text:p>|1|x|0|o|o|o|x|x|x|x|</text:p>
          </table:table-cell>
          <table:table-cell table:number-columns-repeated="1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22:.J22])&amp;&quot;|&quot;" office:value-type="string" office:string-value="|1|x|1|x|x|x|o|x|x|x|" calcext:value-type="string">
            <text:p>|1|x|1|x|x|x|o|x|x|x|</text:p>
          </table:table-cell>
          <table:table-cell table:number-columns-repeated="1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23:.J23])&amp;&quot;|&quot;" office:value-type="string" office:string-value="|1|x|1|x|o|x|o|x|x|x|" calcext:value-type="string">
            <text:p>|1|x|1|x|o|x|o|x|x|x|</text:p>
          </table:table-cell>
          <table:table-cell table:number-columns-repeated="1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24:.J24])&amp;&quot;|&quot;" office:value-type="string" office:string-value="|1|x|1|o|x|x|o|x|x|x|" calcext:value-type="string">
            <text:p>|1|x|1|o|x|x|o|x|x|x|</text:p>
          </table:table-cell>
          <table:table-cell table:number-columns-repeated="1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25:.J25])&amp;&quot;|&quot;" office:value-type="string" office:string-value="|1|x|1|o|o|x|o|x|x|x|" calcext:value-type="string">
            <text:p>|1|x|1|o|o|x|o|x|x|x|</text:p>
          </table:table-cell>
          <table:table-cell table:number-columns-repeated="1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26:.J26])&amp;&quot;|&quot;" office:value-type="string" office:string-value="|1|o|0|x|x|x|x|o|x|x|" calcext:value-type="string">
            <text:p>|1|o|0|x|x|x|x|o|x|x|</text:p>
          </table:table-cell>
          <table:table-cell table:number-columns-repeated="1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27:.J27])&amp;&quot;|&quot;" office:value-type="string" office:string-value="|1|o|0|x|o|x|x|o|x|x|" calcext:value-type="string">
            <text:p>|1|o|0|x|o|x|x|o|x|x|</text:p>
          </table:table-cell>
          <table:table-cell table:number-columns-repeated="1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28:.J28])&amp;&quot;|&quot;" office:value-type="string" office:string-value="|1|o|0|o|x|x|x|o|x|x|" calcext:value-type="string">
            <text:p>|1|o|0|o|x|x|x|o|x|x|</text:p>
          </table:table-cell>
          <table:table-cell table:number-columns-repeated="1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2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29:.J29])&amp;&quot;|&quot;" office:value-type="string" office:string-value="|1|o|0|o|o|x|x|o|x|x|" calcext:value-type="string">
            <text:p>|1|o|0|o|o|x|x|o|x|x|</text:p>
          </table:table-cell>
          <table:table-cell table:number-columns-repeated="1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30:.J30])&amp;&quot;|&quot;" office:value-type="string" office:string-value="|1|o|1|x|x|x|o|x|x|x|" calcext:value-type="string">
            <text:p>|1|o|1|x|x|x|o|x|x|x|</text:p>
          </table:table-cell>
          <table:table-cell table:number-columns-repeated="1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31:.J31])&amp;&quot;|&quot;" office:value-type="string" office:string-value="|1|o|1|x|o|x|o|x|x|x|" calcext:value-type="string">
            <text:p>|1|o|1|x|o|x|o|x|x|x|</text:p>
          </table:table-cell>
          <table:table-cell table:number-columns-repeated="1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32:.J32])&amp;&quot;|&quot;" office:value-type="string" office:string-value="|1|o|1|o|x|x|o|x|x|x|" calcext:value-type="string">
            <text:p>|1|o|1|o|x|x|o|x|x|x|</text:p>
          </table:table-cell>
          <table:table-cell table:number-columns-repeated="14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33:.J33])&amp;&quot;|&quot;" office:value-type="string" office:string-value="|1|o|1|o|o|x|o|x|x|x|" calcext:value-type="string">
            <text:p>|1|o|1|o|o|x|o|x|x|x|</text:p>
          </table:table-cell>
          <table:table-cell table:number-columns-repeated="14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34:.J34])&amp;&quot;|&quot;" office:value-type="string" office:string-value="|2|x|0|x|x|o|x|x|x|x|" calcext:value-type="string">
            <text:p>|2|x|0|x|x|o|x|x|x|x|</text:p>
          </table:table-cell>
          <table:table-cell table:number-columns-repeated="1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office:value-type="string" calcext:value-type="string">
            <text:p>ほげほげ%d.trans</text:p>
          </table:table-cell>
          <table:table-cell table:formula="of:=&quot;|&quot;&amp;COM.MICROSOFT.TEXTJOIN(&quot;|&quot;;0;[.A35:.J35])&amp;&quot;|&quot;" office:value-type="string" office:string-value="|2|x|0|x|o|x|x|x|x|o|" calcext:value-type="string">
            <text:p>|2|x|0|x|o|x|x|x|x|o|</text:p>
          </table:table-cell>
          <table:table-cell table:number-columns-repeated="1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office:value-type="string" calcext:value-type="string">
            <text:p>引数ファイル名.trans</text:p>
          </table:table-cell>
          <table:table-cell table:formula="of:=&quot;|&quot;&amp;COM.MICROSOFT.TEXTJOIN(&quot;|&quot;;0;[.A36:.J36])&amp;&quot;|&quot;" office:value-type="string" office:string-value="|2|x|0|o|x|x|x|x|o|x|" calcext:value-type="string">
            <text:p>|2|x|0|o|x|x|x|x|o|x|</text:p>
          </table:table-cell>
          <table:table-cell table:number-columns-repeated="1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office:value-type="string" calcext:value-type="string">
            <text:p>ほげほげ%d.trans</text:p>
          </table:table-cell>
          <table:table-cell table:formula="of:=&quot;|&quot;&amp;COM.MICROSOFT.TEXTJOIN(&quot;|&quot;;0;[.A37:.J37])&amp;&quot;|&quot;" office:value-type="string" office:string-value="|2|x|0|o|o|x|x|x|o|x|" calcext:value-type="string">
            <text:p>|2|x|0|o|o|x|x|x|o|x|</text:p>
          </table:table-cell>
          <table:table-cell table:number-columns-repeated="14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38:.J38])&amp;&quot;|&quot;" office:value-type="string" office:string-value="|2|x|1|x|x|x|o|x|x|x|" calcext:value-type="string">
            <text:p>|2|x|1|x|x|x|o|x|x|x|</text:p>
          </table:table-cell>
          <table:table-cell table:number-columns-repeated="14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39:.J39])&amp;&quot;|&quot;" office:value-type="string" office:string-value="|2|x|1|x|o|x|o|x|x|x|" calcext:value-type="string">
            <text:p>|2|x|1|x|o|x|o|x|x|x|</text:p>
          </table:table-cell>
          <table:table-cell table:number-columns-repeated="14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40:.J40])&amp;&quot;|&quot;" office:value-type="string" office:string-value="|2|x|1|o|x|x|o|x|x|x|" calcext:value-type="string">
            <text:p>|2|x|1|o|x|x|o|x|x|x|</text:p>
          </table:table-cell>
          <table:table-cell table:number-columns-repeated="14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x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41:.J41])&amp;&quot;|&quot;" office:value-type="string" office:string-value="|2|x|1|o|o|x|o|x|x|x|" calcext:value-type="string">
            <text:p>|2|x|1|o|o|x|o|x|x|x|</text:p>
          </table:table-cell>
          <table:table-cell table:number-columns-repeated="14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42:.J42])&amp;&quot;|&quot;" office:value-type="string" office:string-value="|2|o|0|x|x|o|x|x|x|x|" calcext:value-type="string">
            <text:p>|2|o|0|x|x|o|x|x|x|x|</text:p>
          </table:table-cell>
          <table:table-cell table:number-columns-repeated="1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office:value-type="string" calcext:value-type="string">
            <text:p>ほげほげ%d.trans</text:p>
          </table:table-cell>
          <table:table-cell table:formula="of:=&quot;|&quot;&amp;COM.MICROSOFT.TEXTJOIN(&quot;|&quot;;0;[.A43:.J43])&amp;&quot;|&quot;" office:value-type="string" office:string-value="|2|o|0|x|o|x|x|x|x|o|" calcext:value-type="string">
            <text:p>|2|o|0|x|o|x|x|x|x|o|</text:p>
          </table:table-cell>
          <table:table-cell table:number-columns-repeated="1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office:value-type="string" calcext:value-type="string">
            <text:p>引数ファイル名.trans</text:p>
          </table:table-cell>
          <table:table-cell table:formula="of:=&quot;|&quot;&amp;COM.MICROSOFT.TEXTJOIN(&quot;|&quot;;0;[.A44:.J44])&amp;&quot;|&quot;" office:value-type="string" office:string-value="|2|o|0|o|x|x|x|x|o|x|" calcext:value-type="string">
            <text:p>|2|o|0|o|x|x|x|x|o|x|</text:p>
          </table:table-cell>
          <table:table-cell table:number-columns-repeated="1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false" calcext:value-type="boolean">
            <text:p>FALS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office:value-type="string" calcext:value-type="string">
            <text:p>ほげほげ%d.trans</text:p>
          </table:table-cell>
          <table:table-cell table:formula="of:=&quot;|&quot;&amp;COM.MICROSOFT.TEXTJOIN(&quot;|&quot;;0;[.A45:.J45])&amp;&quot;|&quot;" office:value-type="string" office:string-value="|2|o|0|o|o|x|x|x|o|x|" calcext:value-type="string">
            <text:p>|2|o|0|o|o|x|x|x|o|x|</text:p>
          </table:table-cell>
          <table:table-cell table:number-columns-repeated="14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46:.J46])&amp;&quot;|&quot;" office:value-type="string" office:string-value="|2|o|1|x|x|x|o|x|x|x|" calcext:value-type="string">
            <text:p>|2|o|1|x|x|x|o|x|x|x|</text:p>
          </table:table-cell>
          <table:table-cell table:number-columns-repeated="14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x</text:p>
          </table:table-cell>
          <table:table-cell table:style-name="ce15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47:.J47])&amp;&quot;|&quot;" office:value-type="string" office:string-value="|2|o|1|x|o|x|o|x|x|x|" calcext:value-type="string">
            <text:p>|2|o|1|x|o|x|o|x|x|x|</text:p>
          </table:table-cell>
          <table:table-cell table:number-columns-repeated="14"/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10" office:value-type="string" calcext:value-type="string">
            <text:p>o</text:p>
          </table:table-cell>
          <table:table-cell table:style-name="ce12" office:value-type="boolean" office:boolean-value="true" calcext:value-type="boolean">
            <text:p>TRUE</text:p>
          </table:table-cell>
          <table:table-cell table:style-name="ce10" office:value-type="string" calcext:value-type="string">
            <text:p>o</text:p>
          </table:table-cell>
          <table:table-cell table:style-name="ce15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48:.J48])&amp;&quot;|&quot;" office:value-type="string" office:string-value="|2|o|1|o|x|x|o|x|x|x|" calcext:value-type="string">
            <text:p>|2|o|1|o|x|x|o|x|x|x|</text:p>
          </table:table-cell>
          <table:table-cell table:number-columns-repeated="14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1" office:value-type="string" calcext:value-type="string">
            <text:p>o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o</text:p>
          </table:table-cell>
          <table:table-cell table:style-name="ce16" office:value-type="string" calcext:value-type="string">
            <text:p>o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o</text:p>
          </table:table-cell>
          <table:table-cell table:number-columns-repeated="3" table:style-name="ce10" office:value-type="string" calcext:value-type="string">
            <text:p>x</text:p>
          </table:table-cell>
          <table:table-cell/>
          <table:table-cell table:formula="of:=&quot;|&quot;&amp;COM.MICROSOFT.TEXTJOIN(&quot;|&quot;;0;[.A49:.J49])&amp;&quot;|&quot;" office:value-type="string" office:string-value="|2|o|1|o|o|x|o|x|x|x|" calcext:value-type="string">
            <text:p>|2|o|1|o|o|x|o|x|x|x|</text:p>
          </table:table-cell>
          <table:table-cell table:number-columns-repeated="14"/>
        </table:table-row>
        <table:table-row table:style-name="ro2" table:number-rows-repeated="1048526">
          <table:table-cell table:number-columns-repeated="26"/>
        </table:table-row>
        <table:table-row table:style-name="ro2">
          <table:table-cell table:number-columns-repeated="26"/>
        </table:table-row>
        <calcext:conditional-formats>
          <calcext:conditional-format calcext:target-range-address="Sheet1.A1:Sheet1.Z1048576">
            <calcext:condition calcext:apply-style-name="Good" calcext:value="=&quot;o&quot;" calcext:base-cell-address="Sheet1.A1"/>
          </calcext:conditional-format>
          <calcext:conditional-format calcext:target-range-address="Sheet1.A1:Sheet1.Z1048576">
            <calcext:condition calcext:apply-style-name="Bad" calcext:value="=&quot;x&quot;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roid Sans Fallback" style:language-asian="ja" style:country-asian="JP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1">0000/00/00</text:date>, <text:time style:data-style-name="N2" text:time-value="22:20:56.5563230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21:15:34.093472030</meta:creation-date>
    <dc:date>2018-09-01T22:22:35.938442198</dc:date>
    <meta:editing-duration>PT33M28S</meta:editing-duration>
    <meta:editing-cycles>13</meta:editing-cycles>
    <meta:generator>LibreOffice/6.1.0.3$Linux_X86_64 LibreOffice_project/10$Build-3</meta:generator>
    <meta:document-statistic meta:table-count="1" meta:cell-count="545" meta:object-count="0"/>
  </office:meta>
</office:document-meta>
</file>